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3907" officeooo:paragraph-rsid="00353907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6e6d" officeooo:paragraph-rsid="00356e6d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76e4e" officeooo:paragraph-rsid="00376e4e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a83b4" officeooo:paragraph-rsid="003a83b4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b7835" officeooo:paragraph-rsid="00353907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53907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3d9a57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4">7</text:span></text:p>
      <text:p text:style-name="P3" loext:marker-style-name="T1"><text:span text:style-name="T2">«</text:span><text:span text:style-name="T4">Файловые системы операционных систем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5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5"> 3 </text:span><text:span text:style-name="T1">курса группы </text:span><text:span text:style-name="T5">ИВТ-б-о-222(2)</text:span></text:p>
      <text:p text:style-name="P3" loext:marker-style-name="T5"><text:span text:style-name="T5">Чудопалова Богдана Андреевича</text:span><text:span text:style-name="T5"/></text:p>
      <text:p text:style-name="P6" loext:marker-style-name="T1"/>
      <text:p text:style-name="P3" loext:marker-style-name="T1"><text:span text:style-name="T1"><text:s/></text:span><text:span text:style-name="T5">09.03.01 «Информатика и вычислительная техника»</text:span></text:p>
      <text:p text:style-name="P14" loext:marker-style-name="T5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5" loext:marker-style-name="T5"/>
      <text:p text:style-name="P15" loext:marker-style-name="T5"/>
      <text:p text:style-name="P15" loext:marker-style-name="T5"/>
      <text:p text:style-name="P15" loext:marker-style-name="T5"/>
      <text:p text:style-name="P15" loext:marker-style-name="T5"/>
      <text:p text:style-name="P15" loext:marker-style-name="T5"/>
      <text:p text:style-name="P15" loext:marker-style-name="T5"/>
      <text:p text:style-name="P4" loext:marker-style-name="T1"><text:span text:style-name="T5"/></text:p>
      <text:p text:style-name="P4" loext:marker-style-name="T1"><text:span text:style-name="T5"/></text:p>
      <text:p text:style-name="P4" loext:marker-style-name="T1"><text:span text:style-name="T5">Симферополь, 2025</text:span></text:p>
      <text:p text:style-name="P5" loext:marker-style-name="T1"><text:soft-page-break/><text:span text:style-name="T2">Ход работы</text:span></text:p>
      <text:p text:style-name="P1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2</meta:editing-cycles>
    <meta:print-date>2025-02-19T14:34:00</meta:print-date>
    <meta:creation-date>2025-02-19T14:36:00</meta:creation-date>
    <dc:date>2025-04-03T22:10:10.926767113</dc:date>
    <meta:editing-duration>PT2H20M29S</meta:editing-duration>
    <meta:generator>LibreOffice/24.2.7.2$Linux_X86_64 LibreOffice_project/420$Build-2</meta:generator>
    <meta:document-statistic meta:table-count="0" meta:image-count="0" meta:object-count="0" meta:page-count="2" meta:paragraph-count="15" meta:word-count="62" meta:character-count="558" meta:non-whitespace-character-count="509"/>
    <meta:user-defined meta:name="AppVersion">16.0000</meta:user-defined>
    <meta:template xlink:type="simple" xlink:actuate="onRequest" xlink:title="Normal.dotm" xlink:href=""/>
  </office:meta>
</office:document-meta>
</file>